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MailAttributeWithValueRegex.getMatch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ilAttributeWithValueRegex.init( MatcherConfi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sMailAttributeWithValueRegex.match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